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officeooo:rsid="000cc2bd"/>
    </style:style>
    <style:style style:name="T2" style:family="text">
      <style:text-properties officeooo:rsid="000e14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tional Testing</text:p>
      <text:p text:style-name="Standard"/>
      <text:p text:style-name="P1">1) Unit Testing:</text:p>
      <text:p text:style-name="Standard">done on an individual unit or component to test its corrections.</text:p>
      <text:p text:style-name="Standard">phase of operation: application development phase</text:p>
      <text:p text:style-name="Standard">Advantages: Find errors at unit level</text:p>
      <text:p text:style-name="Standard"/>
      <text:p text:style-name="P1">a) White Box Testing:</text:p>
      <text:p text:style-name="Standard">White box testing is a form of application testing that provides the tester with complete knowledge of the application being tested, including access to source code and design documents.</text:p>
      <text:p text:style-name="Standard">Advantages: in-depth visibility identify issues invisible to gray and black box testing</text:p>
      <text:p text:style-name="Standard"/>
      <text:p text:style-name="P1"><text:span text:style-name="T1">b</text:span>) Gorilla Testing:</text:p>
      <text:p text:style-name="Standard">Gorilla testing is a test technique in which the tester and/or developer test the module of the application thoroughly in all aspects.</text:p>
      <text:p text:style-name="Standard">Advantages: checks robustness of application</text:p>
      <text:p text:style-name="Standard"/>
      <text:p text:style-name="P1">2) Integration Testing:</text:p>
      <text:p text:style-name="Standard"><text:span text:style-name="T2">I</text:span>t is a type of software testing where two or more modules of an application</text:p>
      <text:p text:style-name="Standard">are logically grouped together and tested as a whole.</text:p>
      <text:p text:style-name="Standard">phase of operation: application development phase</text:p>
      <text:p text:style-name="Standard">Advantages: Test to find defect on interface,communication and flow among modules.</text:p>
      <text:p text:style-name="Standard">Approaches:</text:p>
      <text:p text:style-name="Standard">→ top down: testing is performed 1st on top module then lower modules</text:p>
      <text:p text:style-name="Standard">→ bottom up: the lower level modules are tested first after lower level modules the</text:p>
      <text:p text:style-name="Standard">higher level modules are tested</text:p>
      <text:p text:style-name="Standard"/>
      <text:p text:style-name="P1">a) Gray box testing:</text:p>
      <text:p text:style-name="Standard">Testers have partial knowledge of the internal structure or code of an</text:p>
      <text:p text:style-name="Standard">application</text:p>
      <text:p text:style-name="Standard">advantages: combination of black and white box testing</text:p>
      <text:p text:style-name="Standard"/>
      <text:p text:style-name="P1">3) System Testing:</text:p>
      <text:p text:style-name="Standard">System testing is types of testing where tester evaluates the whole system</text:p>
      <text:p text:style-name="Standard">against the specified requirements.</text:p>
      <text:p text:style-name="Standard"/>
      <text:p text:style-name="P1">a) End to End Testing:</text:p>
      <text:p text:style-name="Standard"><text:span text:style-name="T2">T</text:span>esting whole application environment that mimics real world use.</text:p>
      <text:p text:style-name="Standard">Advantages: interacting with a database, using network communications, or interacting</text:p>
      <text:p text:style-name="Standard">with other hardware, applications, or systems</text:p>
      <text:p text:style-name="Standard"/>
      <text:p text:style-name="P1">b) Black Box Testing:</text:p>
      <text:p text:style-name="Standard">software testing done without knowing the internal structure,design or code of</text:p>
      <text:p text:style-name="Standard">a system under test. focus on input and output</text:p>
      <text:p text:style-name="Standard"/>
      <text:p text:style-name="P1">c) Smoke Testing:</text:p>
      <text:p text:style-name="Standard"><text:span text:style-name="T2">A</text:span>ll basic and critical functionality is checked under test to see if it works on</text:p>
      <text:p text:style-name="Standard">very high level.</text:p>
      <text:p text:style-name="Standard">Advantage: major bugs are removed</text:p>
      <text:p text:style-name="Standard"/>
      <text:p text:style-name="Standard"/>
      <text:p text:style-name="Standard"/>
      <text:p text:style-name="P1"><text:soft-page-break/>d) Sanity Testing:</text:p>
      <text:p text:style-name="Standard"><text:span text:style-name="T2">T</text:span>est to check new functionality working properly subset of regression test</text:p>
      <text:p text:style-name="Standard"/>
      <text:p text:style-name="P1">e) Happy path Testing:</text:p>
      <text:p text:style-name="Standard"><text:span text:style-name="T2">T</text:span>est an app on a positive flow</text:p>
      <text:p text:style-name="Standard"/>
      <text:p text:style-name="P1">f) Monkey Testing:</text:p>
      <text:p text:style-name="Standard">assuming that an app is used by a monkey inputs are put and the app is</text:p>
      <text:p text:style-name="Standard">checked</text:p>
      <text:p text:style-name="Standard"/>
      <text:p text:style-name="P1">4) Acceptance Testing:</text:p>
      <text:p text:style-name="Standard">test in real business problems</text:p>
      <text:p text:style-name="Standard">phase of operation: last phase before product is deployed to production</text:p>
      <text:p text:style-name="Standard">also called UAT (user accepted testing)</text:p>
      <text:p text:style-name="Standard"/>
      <text:p text:style-name="P1">a) Alpha Testing:</text:p>
      <text:p text:style-name="Standard">find as many defects as possible</text:p>
      <text:p text:style-name="Standard"/>
      <text:p text:style-name="P1">b) Beta Testing:</text:p>
      <text:p text:style-name="Standard">test conducted by clients/customer</text:p>
      <text:p text:style-name="Standard">Advantages: ensures no big issue</text:p>
      <text:p text:style-name="Standard"/>
      <text:p text:style-name="P1">c) Operational acceptance testing (OAT):</text:p>
      <text:p text:style-name="Standard">The purpose of operational acceptance testing is to make sure that the</text:p>
      <text:p text:style-name="Standard">system administrators can keep the system working properly for the users in a real-time</text:p>
      <text:p text:style-name="Standard">environment.</text:p>
      <text:p text:style-name="Standard">The focus of the OAT is on the following points:</text:p>
      <text:list xml:id="list1579473145" text:style-name="L1">
        <text:list-item>
          <text:p text:style-name="P3">Testing of backup and restore.</text:p>
        </text:list-item>
        <text:list-item>
          <text:p text:style-name="P3">Installing, uninstalling, upgrading software.</text:p>
        </text:list-item>
        <text:list-item>
          <text:p text:style-name="P3">The recovery process in case of natural disaster.</text:p>
        </text:list-item>
        <text:list-item>
          <text:p text:style-name="P3">User management.</text:p>
        </text:list-item>
        <text:list-item>
          <text:p text:style-name="P3">Maintenance of the software.</text:p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4:00:36.910719631</meta:creation-date>
    <dc:date>2023-07-03T08:14:01.889178736</dc:date>
    <meta:editing-duration>PT17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467" meta:character-count="2905" meta:non-whitespace-character-count="2508"/>
  </office:meta>
</office:document-meta>
</file>